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D4E0261382D8DF3A63.png" manifest:media-type="image/png"/>
  <manifest:file-entry manifest:full-path="Pictures/100002010000005E0000007F255D38BBC3A700D7.png" manifest:media-type="image/png"/>
  <manifest:file-entry manifest:full-path="Pictures/100002010000005E0000007FCD90164387EFDBCB.png" manifest:media-type="image/png"/>
  <manifest:file-entry manifest:full-path="Pictures/100002010000007E000000D4E864A184B08C78C7.png" manifest:media-type="image/png"/>
  <manifest:file-entry manifest:full-path="Pictures/1000000000000020000000204B249CA79A42C6D7.png" manifest:media-type="image/png"/>
  <manifest:file-entry manifest:full-path="Pictures/100002010000047A0000030CFC36226C771523B3.png" manifest:media-type="image/png"/>
  <manifest:file-entry manifest:full-path="Pictures/100002010000007A000000D8FBB9F39D182FC180.png" manifest:media-type="image/png"/>
  <manifest:file-entry manifest:full-path="Pictures/100002010000007A000000D8118DF597EC101ED8.png" manifest:media-type="image/png"/>
  <manifest:file-entry manifest:full-path="Pictures/100002010000007A000000D82B25A7FF547C5A06.png" manifest:media-type="image/png"/>
  <manifest:file-entry manifest:full-path="Pictures/100002010000007E000000D4BC51AE753AA0418D.png" manifest:media-type="image/png"/>
  <manifest:file-entry manifest:full-path="Pictures/100002010000007A000000D88A02689F724EF5A8.png" manifest:media-type="image/png"/>
  <manifest:file-entry manifest:full-path="Pictures/100002010000007A000000D8A72EF2316BD29E0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dcddde"/>
    </style:style>
    <style:style style:name="gr3" style:family="graphic" style:parent-style-name="standard">
      <style:graphic-properties draw:stroke="solid" svg:stroke-width="0.035cm" svg:stroke-color="#000000" draw:stroke-linejoin="round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round" draw:fill="solid" draw:fill-color="#000000"/>
    </style:style>
    <style:style style:name="gr5" style:family="graphic" style:parent-style-name="standard">
      <style:graphic-properties draw:stroke="none" svg:stroke-width="0.035cm" draw:stroke-linejoin="round" draw:fill="solid" draw:fill-color="#000000" draw:opacity="0%"/>
    </style:style>
    <style:style style:name="gr6" style:family="graphic" style:parent-style-name="Object_20_with_20_no_20_fill_20_and_20_no_20_line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draw:stroke="none" svg:stroke-color="#000000" draw:fill="none" draw:fill-color="#ffffff" fo:min-height="2.036cm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dcddd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000000" draw:opacity="0%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variant="normal" fo:text-transform="none" fo:color="#000000" style:font-name="Liberation Sans1" fo:font-size="1pt" fo:font-style="normal" fo:font-weight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469cm" svg:height="1.854cm" svg:x="1.073cm" svg:y="0cm" svg:viewBox="0 0 1470 1855" draw:points="735,1855 0,1855 0,0 1470,0 1470,1855">
          <text:p/>
        </draw:polygon>
        <draw:polygon draw:style-name="gr1" draw:text-style-name="P1" draw:layer="layout" svg:width="1.095cm" svg:height="1.111cm" svg:x="8.731cm" svg:y="2.223cm" svg:viewBox="0 0 1096 1112" draw:points="548,1112 0,1112 0,0 1096,0 1096,1112">
          <text:p/>
        </draw:polygon>
        <draw:polygon draw:style-name="gr1" draw:text-style-name="P1" draw:layer="layout" svg:width="1.469cm" svg:height="1.854cm" svg:x="7.144cm" svg:y="1.851cm" svg:viewBox="0 0 1470 1855" draw:points="735,1855 0,1855 0,0 1470,0 1470,1855">
          <text:p/>
        </draw:polygon>
        <draw:polygon draw:style-name="gr1" draw:text-style-name="P1" draw:layer="layout" svg:width="1.095cm" svg:height="1.111cm" svg:x="16.527cm" svg:y="2.223cm" svg:viewBox="0 0 1096 1112" draw:points="548,1112 0,1112 0,0 1096,0 1096,1112">
          <text:p/>
        </draw:polygon>
        <draw:polygon draw:style-name="gr1" draw:text-style-name="P1" draw:layer="layout" svg:width="1.469cm" svg:height="1.854cm" svg:x="14.94cm" svg:y="1.851cm" svg:viewBox="0 0 1470 1855" draw:points="735,1855 0,1855 0,0 1470,0 1470,1855">
          <text:p/>
        </draw:polygon>
        <draw:polygon draw:style-name="gr1" draw:text-style-name="P1" draw:layer="layout" svg:width="1.867cm" svg:height="1.271cm" svg:x="0.794cm" svg:y="7.937cm" svg:viewBox="0 0 1868 1272" draw:points="934,1272 0,1272 0,0 1868,0 1868,1272">
          <text:p/>
        </draw:polygon>
        <draw:polygon draw:style-name="gr1" draw:text-style-name="P1" draw:layer="layout" svg:width="14.927cm" svg:height="7.624cm" svg:x="6.19cm" svg:y="8.57cm" svg:viewBox="0 0 14928 7625" draw:points="7464,7625 0,7625 0,0 14928,0 14928,7625">
          <text:p/>
        </draw:polygon>
        <draw:path draw:style-name="gr2" draw:text-style-name="P2" draw:layer="layout" svg:width="14.924cm" svg:height="7.62cm" svg:x="6.191cm" svg:y="8.571cm" svg:viewBox="0 0 14925 7621" svg:d="M7460 0c4231 0 7462 1649 7462 3809 0 2161-3231 3811-7462 3811-4230 0-7460-1650-7460-3811 0-2160 3230-3809 7460-3809zM0 0zM14925 7621z">
          <text:p/>
        </draw:path>
        <draw:path draw:style-name="gr3" draw:text-style-name="P1" draw:layer="layout" svg:width="14.921cm" svg:height="7.619cm" svg:x="6.191cm" svg:y="8.571cm" svg:viewBox="0 0 14922 7620" svg:d="M7460 0c4231 0 7462 1649 7462 3809 0 2161-3231 3811-7462 3811-4230 0-7460-1650-7460-3811 0-2160 3230-3809 7460-3809z">
          <text:p/>
        </draw:path>
        <draw:polygon draw:style-name="gr3" draw:text-style-name="P1" draw:layer="layout" svg:width="0cm" svg:height="0cm" svg:x="6.191cm" svg:y="8.571cm" svg:viewBox="0 0 0 0" draw:points="0,0">
          <text:p/>
        </draw:polygon>
        <draw:polygon draw:style-name="gr3" draw:text-style-name="P1" draw:layer="layout" svg:width="0cm" svg:height="0cm" svg:x="21.115cm" svg:y="16.191cm" svg:viewBox="0 0 0 0" draw:points="0,0">
          <text:p/>
        </draw:polygon>
        <draw:polygon draw:style-name="gr1" draw:text-style-name="P1" draw:layer="layout" svg:width="1.806cm" svg:height="3.24cm" svg:x="15.87cm" svg:y="10.75cm" svg:viewBox="0 0 1807 3241" draw:points="904,3241 0,3241 0,0 1807,0 1807,3241">
          <text:p/>
        </draw:polygon>
        <draw:polygon draw:style-name="gr1" draw:text-style-name="P1" draw:layer="layout" svg:width="1.806cm" svg:height="3.24cm" svg:x="13.854cm" svg:y="10.778cm" svg:viewBox="0 0 1807 3241" draw:points="904,3241 0,3241 0,0 1807,0 1807,3241">
          <text:p/>
        </draw:polygon>
        <draw:polygon draw:style-name="gr1" draw:text-style-name="P1" draw:layer="layout" svg:width="1.807cm" svg:height="3.24cm" svg:x="11.837cm" svg:y="10.778cm" svg:viewBox="0 0 1808 3241" draw:points="904,3241 0,3241 0,0 1808,0 1808,3241">
          <text:p/>
        </draw:polygon>
        <draw:polygon draw:style-name="gr1" draw:text-style-name="P1" draw:layer="layout" svg:width="1.809cm" svg:height="3.24cm" svg:x="9.82cm" svg:y="10.75cm" svg:viewBox="0 0 1810 3241" draw:points="905,3241 0,3241 0,0 1810,0 1810,3241">
          <text:p/>
        </draw:polygon>
        <draw:polygon draw:style-name="gr1" draw:text-style-name="P1" draw:layer="layout" svg:width="1.807cm" svg:height="3.24cm" svg:x="7.804cm" svg:y="10.75cm" svg:viewBox="0 0 1808 3241" draw:points="904,3241 0,3241 0,0 1808,0 1808,3241">
          <text:p/>
        </draw:polygon>
        <draw:polygon draw:style-name="gr1" draw:text-style-name="P1" draw:layer="layout" svg:width="1.806cm" svg:height="3.24cm" svg:x="17.888cm" svg:y="10.75cm" svg:viewBox="0 0 1807 3241" draw:points="904,3241 0,3241 0,0 1807,0 1807,3241">
          <text:p/>
        </draw:polygon>
        <draw:polygon draw:style-name="gr1" draw:text-style-name="P1" draw:layer="layout" svg:width="3.401cm" svg:height="0.907cm" svg:x="0cm" svg:y="1.905cm" svg:viewBox="0 0 3402 908" draw:points="1701,908 0,908 0,0 3402,0 3402,908">
          <text:p/>
        </draw:polygon>
        <draw:polygon draw:style-name="gr1" draw:text-style-name="P1" draw:layer="layout" svg:width="1.745cm" svg:height="0.907cm" svg:x="7.464cm" svg:y="3.731cm" svg:viewBox="0 0 1746 908" draw:points="873,908 0,908 0,0 1746,0 1746,908">
          <text:p/>
        </draw:polygon>
        <draw:polygon draw:style-name="gr1" draw:text-style-name="P1" draw:layer="layout" svg:width="1.745cm" svg:height="0.907cm" svg:x="15.24cm" svg:y="3.731cm" svg:viewBox="0 0 1746 908" draw:points="873,908 0,908 0,0 1746,0 1746,908">
          <text:p/>
        </draw:polygon>
        <draw:polygon draw:style-name="gr1" draw:text-style-name="P1" draw:layer="layout" svg:width="4.446cm" svg:height="2.093cm" svg:x="0cm" svg:y="9.366cm" svg:viewBox="0 0 4447 2094" draw:points="2224,2094 0,2094 0,0 4447,0 4447,2094">
          <text:p/>
        </draw:polygon>
        <draw:polygon draw:style-name="gr1" draw:text-style-name="P1" draw:layer="layout" svg:width="3.811cm" svg:height="2.384cm" svg:x="2.858cm" svg:y="8.573cm" svg:viewBox="0 0 3812 2385" draw:points="1906,2385 0,2385 0,0 3812,0 3812,2385">
          <text:p/>
        </draw:polygon>
        <draw:line draw:style-name="gr3" draw:text-style-name="P1" draw:layer="layout" svg:x1="3.314cm" svg:y1="8.857cm" svg:x2="6.214cm" svg:y2="10.669cm">
          <text:p/>
        </draw:line>
        <draw:polygon draw:style-name="gr4" draw:text-style-name="P3" draw:layer="layout" svg:width="0.576cm" svg:height="0.458cm" svg:x="2.858cm" svg:y="8.573cm" svg:viewBox="0 0 577 459" draw:points="0,0 378,459 577,139">
          <text:p/>
        </draw:polygon>
        <draw:polygon draw:style-name="gr4" draw:text-style-name="P3" draw:layer="layout" svg:width="0.576cm" svg:height="0.457cm" svg:x="6.091cm" svg:y="10.496cm" svg:viewBox="0 0 577 458" draw:points="577,458 199,0 0,319">
          <text:p/>
        </draw:polygon>
        <draw:polygon draw:style-name="gr1" draw:text-style-name="P1" draw:layer="layout" svg:width="4.605cm" svg:height="3.97cm" svg:x="2.699cm" svg:y="3.81cm" svg:viewBox="0 0 4606 3971" draw:points="2303,3971 0,3971 0,0 4606,0 4606,3971">
          <text:p/>
        </draw:polygon>
        <draw:line draw:style-name="gr3" draw:text-style-name="P1" draw:layer="layout" svg:x1="3.106cm" svg:y1="7.428cm" svg:x2="6.896cm" svg:y2="4.161cm">
          <text:p/>
        </draw:line>
        <draw:polygon draw:style-name="gr4" draw:text-style-name="P3" draw:layer="layout" svg:width="0.549cm" svg:height="0.509cm" svg:x="2.699cm" svg:y="7.27cm" svg:viewBox="0 0 550 510" draw:points="0,510 550,284 304,0">
          <text:p/>
        </draw:polygon>
        <draw:polygon draw:style-name="gr4" draw:text-style-name="P3" draw:layer="layout" svg:width="0.549cm" svg:height="0.509cm" svg:x="6.754cm" svg:y="3.81cm" svg:viewBox="0 0 550 510" draw:points="550,0 0,225 245,510">
          <text:p/>
        </draw:polygon>
        <draw:polygon draw:style-name="gr1" draw:text-style-name="P1" draw:layer="layout" svg:width="1.601cm" svg:height="4.922cm" svg:x="9.36cm" svg:y="3.651cm" svg:viewBox="0 0 1602 4923" draw:points="801,4923 0,4923 0,0 1602,0 1602,4923">
          <text:p/>
        </draw:polygon>
        <draw:line draw:style-name="gr3" draw:text-style-name="P1" draw:layer="layout" svg:x1="9.531cm" svg:y1="4.163cm" svg:x2="10.789cm" svg:y2="8.063cm">
          <text:p/>
        </draw:line>
        <draw:polygon draw:style-name="gr4" draw:text-style-name="P3" draw:layer="layout" svg:width="0.358cm" svg:height="0.594cm" svg:x="9.36cm" svg:y="3.651cm" svg:viewBox="0 0 359 595" draw:points="6,0 0,595 359,479">
          <text:p/>
        </draw:polygon>
        <draw:polygon draw:style-name="gr4" draw:text-style-name="P3" draw:layer="layout" svg:width="0.358cm" svg:height="0.592cm" svg:x="10.603cm" svg:y="7.98cm" svg:viewBox="0 0 359 593" draw:points="352,593 359,0 0,115">
          <text:p/>
        </draw:polygon>
        <draw:polygon draw:style-name="gr1" draw:text-style-name="P1" draw:layer="layout" svg:width="4.446cm" svg:height="0.376cm" svg:x="10.16cm" svg:y="2.511cm" svg:viewBox="0 0 4447 377" draw:points="2224,377 0,377 0,0 4447,0 4447,377">
          <text:p/>
        </draw:polygon>
        <draw:line draw:style-name="gr3" draw:text-style-name="P1" draw:layer="layout" svg:x1="10.698cm" svg:y1="2.699cm" svg:x2="14.068cm" svg:y2="2.699cm">
          <text:p/>
        </draw:line>
        <draw:polygon draw:style-name="gr4" draw:text-style-name="P3" draw:layer="layout" svg:width="0.563cm" svg:height="0.375cm" svg:x="10.16cm" svg:y="2.511cm" svg:viewBox="0 0 564 376" draw:points="0,188 564,376 564,0">
          <text:p/>
        </draw:polygon>
        <draw:polygon draw:style-name="gr4" draw:text-style-name="P3" draw:layer="layout" svg:width="0.562cm" svg:height="0.375cm" svg:x="14.043cm" svg:y="2.511cm" svg:viewBox="0 0 563 376" draw:points="563,188 0,0 0,376">
          <text:p/>
        </draw:polygon>
        <draw:polygon draw:style-name="gr1" draw:text-style-name="P1" draw:layer="layout" svg:width="0.664cm" svg:height="2.225cm" svg:x="1.879cm" svg:y="3.016cm" svg:viewBox="0 0 665 2226" draw:points="332,2226 0,2226 0,0 665,0 665,2226">
          <text:p/>
        </draw:polygon>
        <draw:line draw:style-name="gr3" draw:text-style-name="P1" draw:layer="layout" svg:x1="2.541cm" svg:y1="5.24cm" svg:x2="2.521cm" svg:y2="5.175cm">
          <text:p/>
        </draw:line>
        <draw:line draw:style-name="gr3" draw:text-style-name="P1" draw:layer="layout" svg:x1="2.505cm" svg:y1="5.113cm" svg:x2="2.485cm" svg:y2="5.048cm">
          <text:p/>
        </draw:line>
        <draw:line draw:style-name="gr3" draw:text-style-name="P1" draw:layer="layout" svg:x1="2.469cm" svg:y1="4.985cm" svg:x2="2.449cm" svg:y2="4.92cm">
          <text:p/>
        </draw:line>
        <draw:line draw:style-name="gr3" draw:text-style-name="P1" draw:layer="layout" svg:x1="2.431cm" svg:y1="4.858cm" svg:x2="2.413cm" svg:y2="4.793cm">
          <text:p/>
        </draw:line>
        <draw:line draw:style-name="gr3" draw:text-style-name="P1" draw:layer="layout" svg:x1="2.394cm" svg:y1="4.73cm" svg:x2="2.376cm" svg:y2="4.665cm">
          <text:p/>
        </draw:line>
        <draw:line draw:style-name="gr3" draw:text-style-name="P1" draw:layer="layout" svg:x1="2.358cm" svg:y1="4.602cm" svg:x2="2.34cm" svg:y2="4.536cm">
          <text:p/>
        </draw:line>
        <draw:line draw:style-name="gr3" draw:text-style-name="P1" draw:layer="layout" svg:x1="2.323cm" svg:y1="4.474cm" svg:x2="2.303cm" svg:y2="4.409cm">
          <text:p/>
        </draw:line>
        <draw:line draw:style-name="gr3" draw:text-style-name="P1" draw:layer="layout" svg:x1="2.286cm" svg:y1="4.346cm" svg:x2="2.266cm" svg:y2="4.281cm">
          <text:p/>
        </draw:line>
        <draw:line draw:style-name="gr3" draw:text-style-name="P1" draw:layer="layout" svg:x1="2.25cm" svg:y1="4.219cm" svg:x2="2.23cm" svg:y2="4.154cm">
          <text:p/>
        </draw:line>
        <draw:line draw:style-name="gr3" draw:text-style-name="P1" draw:layer="layout" svg:x1="2.212cm" svg:y1="4.091cm" svg:x2="2.194cm" svg:y2="4.026cm">
          <text:p/>
        </draw:line>
        <draw:line draw:style-name="gr3" draw:text-style-name="P1" draw:layer="layout" svg:x1="2.176cm" svg:y1="3.964cm" svg:x2="2.158cm" svg:y2="3.899cm">
          <text:p/>
        </draw:line>
        <draw:line draw:style-name="gr3" draw:text-style-name="P1" draw:layer="layout" svg:x1="2.139cm" svg:y1="3.836cm" svg:x2="2.121cm" svg:y2="3.771cm">
          <text:p/>
        </draw:line>
        <draw:line draw:style-name="gr3" draw:text-style-name="P1" draw:layer="layout" svg:x1="2.104cm" svg:y1="3.709cm" svg:x2="2.084cm" svg:y2="3.644cm">
          <text:p/>
        </draw:line>
        <draw:line draw:style-name="gr3" draw:text-style-name="P1" draw:layer="layout" svg:x1="2.068cm" svg:y1="3.581cm" svg:x2="2.053cm" svg:y2="3.533cm">
          <text:p/>
        </draw:line>
        <draw:polygon draw:style-name="gr4" draw:text-style-name="P3" draw:layer="layout" svg:width="0.361cm" svg:height="0.594cm" svg:x="1.879cm" svg:y="3.016cm" svg:viewBox="0 0 362 595" draw:points="26,0 0,595 362,490">
          <text:p/>
        </draw:polygon>
        <draw:polygon draw:style-name="gr1" draw:text-style-name="P1" draw:layer="layout" svg:width="1.431cm" svg:height="1.749cm" svg:x="2.54cm" svg:y="2.858cm" svg:viewBox="0 0 1432 1750" draw:points="716,1750 0,1750 0,0 1432,0 1432,1750">
          <text:p/>
        </draw:polygon>
        <draw:line draw:style-name="gr3" draw:text-style-name="P1" draw:layer="layout" svg:x1="3.97cm" svg:y1="4.605cm" svg:x2="3.926cm" svg:y2="4.553cm">
          <text:p/>
        </draw:line>
        <draw:line draw:style-name="gr3" draw:text-style-name="P1" draw:layer="layout" svg:x1="3.887cm" svg:y1="4.502cm" svg:x2="3.843cm" svg:y2="4.45cm">
          <text:p/>
        </draw:line>
        <draw:line draw:style-name="gr3" draw:text-style-name="P1" draw:layer="layout" svg:x1="3.803cm" svg:y1="4.4cm" svg:x2="3.759cm" svg:y2="4.348cm">
          <text:p/>
        </draw:line>
        <draw:line draw:style-name="gr3" draw:text-style-name="P1" draw:layer="layout" svg:x1="3.717cm" svg:y1="4.296cm" svg:x2="3.675cm" svg:y2="4.244cm">
          <text:p/>
        </draw:line>
        <draw:line draw:style-name="gr3" draw:text-style-name="P1" draw:layer="layout" svg:x1="3.633cm" svg:y1="4.193cm" svg:x2="3.59cm" svg:y2="4.141cm">
          <text:p/>
        </draw:line>
        <draw:line draw:style-name="gr3" draw:text-style-name="P1" draw:layer="layout" svg:x1="3.55cm" svg:y1="4.091cm" svg:x2="3.506cm" svg:y2="4.039cm">
          <text:p/>
        </draw:line>
        <draw:line draw:style-name="gr3" draw:text-style-name="P1" draw:layer="layout" svg:x1="3.467cm" svg:y1="3.988cm" svg:x2="3.423cm" svg:y2="3.936cm">
          <text:p/>
        </draw:line>
        <draw:line draw:style-name="gr3" draw:text-style-name="P1" draw:layer="layout" svg:x1="3.381cm" svg:y1="3.886cm" svg:x2="3.339cm" svg:y2="3.834cm">
          <text:p/>
        </draw:line>
        <draw:line draw:style-name="gr3" draw:text-style-name="P1" draw:layer="layout" svg:x1="3.297cm" svg:y1="3.783cm" svg:x2="3.254cm" svg:y2="3.73cm">
          <text:p/>
        </draw:line>
        <draw:line draw:style-name="gr3" draw:text-style-name="P1" draw:layer="layout" svg:x1="3.213cm" svg:y1="3.68cm" svg:x2="3.17cm" svg:y2="3.628cm">
          <text:p/>
        </draw:line>
        <draw:line draw:style-name="gr3" draw:text-style-name="P1" draw:layer="layout" svg:x1="3.129cm" svg:y1="3.577cm" svg:x2="3.086cm" svg:y2="3.525cm">
          <text:p/>
        </draw:line>
        <draw:line draw:style-name="gr3" draw:text-style-name="P1" draw:layer="layout" svg:x1="3.045cm" svg:y1="3.475cm" svg:x2="3.003cm" svg:y2="3.423cm">
          <text:p/>
        </draw:line>
        <draw:line draw:style-name="gr3" draw:text-style-name="P1" draw:layer="layout" svg:x1="2.961cm" svg:y1="3.372cm" svg:x2="2.919cm" svg:y2="3.32cm">
          <text:p/>
        </draw:line>
        <draw:polygon draw:style-name="gr4" draw:text-style-name="P3" draw:layer="layout" svg:width="0.501cm" svg:height="0.554cm" svg:x="2.54cm" svg:y="2.858cm" svg:viewBox="0 0 502 555" draw:points="0,0 212,555 502,317">
          <text:p/>
        </draw:polygon>
        <draw:polygon draw:style-name="gr1" draw:text-style-name="P1" draw:layer="layout" svg:width="2.066cm" svg:height="0.955cm" svg:x="3.175cm" svg:y="2.381cm" svg:viewBox="0 0 2067 956" draw:points="1034,956 0,956 0,0 2067,0 2067,956">
          <text:p/>
        </draw:polygon>
        <draw:line draw:style-name="gr3" draw:text-style-name="P1" draw:layer="layout" svg:x1="5.24cm" svg:y1="3.335cm" svg:x2="5.179cm" svg:y2="3.306cm">
          <text:p/>
        </draw:line>
        <draw:line draw:style-name="gr3" draw:text-style-name="P1" draw:layer="layout" svg:x1="5.12cm" svg:y1="3.28cm" svg:x2="5.058cm" svg:y2="3.25cm">
          <text:p/>
        </draw:line>
        <draw:line draw:style-name="gr3" draw:text-style-name="P1" draw:layer="layout" svg:x1="4.999cm" svg:y1="3.224cm" svg:x2="4.938cm" svg:y2="3.195cm">
          <text:p/>
        </draw:line>
        <draw:line draw:style-name="gr3" draw:text-style-name="P1" draw:layer="layout" svg:x1="4.879cm" svg:y1="3.169cm" svg:x2="4.818cm" svg:y2="3.139cm">
          <text:p/>
        </draw:line>
        <draw:line draw:style-name="gr3" draw:text-style-name="P1" draw:layer="layout" svg:x1="4.757cm" svg:y1="3.113cm" svg:x2="4.696cm" svg:y2="3.084cm">
          <text:p/>
        </draw:line>
        <draw:line draw:style-name="gr3" draw:text-style-name="P1" draw:layer="layout" svg:x1="4.637cm" svg:y1="3.058cm" svg:x2="4.576cm" svg:y2="3.028cm">
          <text:p/>
        </draw:line>
        <draw:line draw:style-name="gr3" draw:text-style-name="P1" draw:layer="layout" svg:x1="4.517cm" svg:y1="3.002cm" svg:x2="4.455cm" svg:y2="2.973cm">
          <text:p/>
        </draw:line>
        <draw:line draw:style-name="gr3" draw:text-style-name="P1" draw:layer="layout" svg:x1="4.396cm" svg:y1="2.946cm" svg:x2="4.335cm" svg:y2="2.916cm">
          <text:p/>
        </draw:line>
        <draw:line draw:style-name="gr3" draw:text-style-name="P1" draw:layer="layout" svg:x1="4.276cm" svg:y1="2.89cm" svg:x2="4.215cm" svg:y2="2.861cm">
          <text:p/>
        </draw:line>
        <draw:line draw:style-name="gr3" draw:text-style-name="P1" draw:layer="layout" svg:x1="4.155cm" svg:y1="2.835cm" svg:x2="4.094cm" svg:y2="2.805cm">
          <text:p/>
        </draw:line>
        <draw:line draw:style-name="gr3" draw:text-style-name="P1" draw:layer="layout" svg:x1="4.035cm" svg:y1="2.778cm" svg:x2="3.974cm" svg:y2="2.75cm">
          <text:p/>
        </draw:line>
        <draw:line draw:style-name="gr3" draw:text-style-name="P1" draw:layer="layout" svg:x1="3.914cm" svg:y1="2.724cm" svg:x2="3.853cm" svg:y2="2.694cm">
          <text:p/>
        </draw:line>
        <draw:line draw:style-name="gr3" draw:text-style-name="P1" draw:layer="layout" svg:x1="3.794cm" svg:y1="2.668cm" svg:x2="3.733cm" svg:y2="2.639cm">
          <text:p/>
        </draw:line>
        <draw:line draw:style-name="gr3" draw:text-style-name="P1" draw:layer="layout" svg:x1="3.674cm" svg:y1="2.612cm" svg:x2="3.663cm" svg:y2="2.606cm">
          <text:p/>
        </draw:line>
        <draw:polygon draw:style-name="gr4" draw:text-style-name="P3" draw:layer="layout" svg:width="0.589cm" svg:height="0.406cm" svg:x="3.175cm" svg:y="2.381cm" svg:viewBox="0 0 590 407" draw:points="0,0 433,407 590,65">
          <text:p/>
        </draw:polygon>
        <draw:path draw:style-name="gr5" draw:text-style-name="P4" draw:layer="layout" svg:width="2.455cm" svg:height="0.445cm" svg:x="0.147cm" svg:y="9.61cm" svg:viewBox="0 0 2456 446" svg:d="M362 0c124 14 247 33 371 43 159 11 318 13 477 13 100-2 198-2 297 10 125 11 246 47 369 71 115 23 232 33 349 37 77-2 154 9 231 17l-358 255c-77-8-153-14-230-15-117-7-233-22-348-45-123-25-246-56-371-65-98-9-195-6-292-8-159-3-319-7-477-17-127-11-253-30-380-39z">
          <text:p/>
        </draw:path>
        <draw:path draw:style-name="gr5" draw:text-style-name="P4" draw:layer="layout" svg:width="1.461cm" svg:height="0.787cm" svg:x="1.226cm" svg:y="9.848cm" svg:viewBox="0 0 1462 788" svg:d="M1113 273c-126 35-251 76-378 109-192 44-648 316 31-70-97 61-187 132-282 195-194 124-36 24-483 281l340-274c-337 197-423 252-263 151 96-60 185-130 277-195 266-153 445-278 725-353 128-37 256-72 382-117z">
          <text:p/>
        </draw:path>
        <draw:frame draw:style-name="gr6" draw:text-style-name="P1" draw:layer="layout" svg:width="1.469cm" svg:height="1.854cm" svg:x="1.073cm" svg:y="0cm">
          <draw:image xlink:href="Pictures/100002010000007E000000D4E0261382D8DF3A63.png" xlink:type="simple" xlink:show="embed" xlink:actuate="onLoad">
            <text:p/>
          </draw:image>
        </draw:frame>
        <draw:frame draw:style-name="gr6" draw:text-style-name="P1" draw:layer="layout" svg:width="1.095cm" svg:height="1.111cm" svg:x="8.731cm" svg:y="2.223cm">
          <draw:image xlink:href="Pictures/100002010000005E0000007FCD90164387EFDBCB.png" xlink:type="simple" xlink:show="embed" xlink:actuate="onLoad">
            <text:p/>
          </draw:image>
        </draw:frame>
        <draw:frame draw:style-name="gr6" draw:text-style-name="P1" draw:layer="layout" svg:width="1.469cm" svg:height="1.854cm" svg:x="7.144cm" svg:y="1.851cm">
          <draw:image xlink:href="Pictures/100002010000007E000000D4BC51AE753AA0418D.png" xlink:type="simple" xlink:show="embed" xlink:actuate="onLoad">
            <text:p/>
          </draw:image>
        </draw:frame>
        <draw:frame draw:style-name="gr6" draw:text-style-name="P1" draw:layer="layout" svg:width="1.095cm" svg:height="1.111cm" svg:x="16.527cm" svg:y="2.223cm">
          <draw:image xlink:href="Pictures/100002010000005E0000007F255D38BBC3A700D7.png" xlink:type="simple" xlink:show="embed" xlink:actuate="onLoad">
            <text:p/>
          </draw:image>
        </draw:frame>
        <draw:frame draw:style-name="gr6" draw:text-style-name="P1" draw:layer="layout" svg:width="1.469cm" svg:height="1.854cm" svg:x="14.94cm" svg:y="1.851cm">
          <draw:image xlink:href="Pictures/100002010000007E000000D4E864A184B08C78C7.png" xlink:type="simple" xlink:show="embed" xlink:actuate="onLoad">
            <text:p/>
          </draw:image>
        </draw:frame>
        <draw:frame draw:style-name="gr6" draw:text-style-name="P1" draw:layer="layout" svg:width="1.868cm" svg:height="1.271cm" svg:x="0.794cm" svg:y="7.937cm">
          <draw:image xlink:href="Pictures/100002010000047A0000030CFC36226C771523B3.png" xlink:type="simple" xlink:show="embed" xlink:actuate="onLoad">
            <text:p/>
          </draw:image>
        </draw:frame>
        <draw:frame draw:style-name="gr7" draw:text-style-name="P1" draw:layer="layout" svg:width="0.002cm" svg:height="0.937cm" svg:x="-2.361cm" svg:y="-7.451cm">
          <draw:text-box>
            <text:p/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11.266cm" svg:y="9.836cm">
          <draw:text-box>
            <text:p/>
          </draw:text-box>
        </draw:frame>
        <draw:frame draw:style-name="gr8" draw:text-style-name="P1" draw:layer="layout" svg:width="0.298cm" svg:height="0.035cm" svg:x="-2.361cm" svg:y="-7.442cm">
          <draw:text-box>
            <text:p text:style-name="P5"><text:span text:style-name="T1">Kubernetes Master</text:span></text:p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12.01cm" svg:y="10.429cm">
          <draw:text-box>
            <text:p/>
          </draw:text-box>
        </draw:frame>
        <draw:frame draw:style-name="gr8" draw:text-style-name="P1" draw:layer="layout" svg:width="0.205cm" svg:height="0.035cm" svg:x="-2.361cm" svg:y="-7.442cm">
          <draw:text-box>
            <text:p text:style-name="P5"><text:span text:style-name="T1">And Workers</text:span></text:p>
          </draw:text-box>
        </draw:frame>
        <draw:frame draw:style-name="gr6" draw:text-style-name="P1" draw:layer="layout" svg:width="1.806cm" svg:height="3.24cm" svg:x="15.87cm" svg:y="10.75cm">
          <draw:image xlink:href="Pictures/100002010000007A000000D88A02689F724EF5A8.png" xlink:type="simple" xlink:show="embed" xlink:actuate="onLoad">
            <text:p/>
          </draw:image>
        </draw:frame>
        <draw:frame draw:style-name="gr6" draw:text-style-name="P1" draw:layer="layout" svg:width="1.806cm" svg:height="3.24cm" svg:x="13.854cm" svg:y="10.778cm">
          <draw:image xlink:href="Pictures/100002010000007A000000D82B25A7FF547C5A06.png" xlink:type="simple" xlink:show="embed" xlink:actuate="onLoad">
            <text:p/>
          </draw:image>
        </draw:frame>
        <draw:frame draw:style-name="gr6" draw:text-style-name="P1" draw:layer="layout" svg:width="1.808cm" svg:height="3.24cm" svg:x="11.837cm" svg:y="10.778cm">
          <draw:image xlink:href="Pictures/100002010000007A000000D8A72EF2316BD29E06.png" xlink:type="simple" xlink:show="embed" xlink:actuate="onLoad">
            <text:p/>
          </draw:image>
        </draw:frame>
        <draw:frame draw:style-name="gr6" draw:text-style-name="P1" draw:layer="layout" svg:width="1.809cm" svg:height="3.24cm" svg:x="9.82cm" svg:y="10.75cm">
          <draw:image xlink:href="Pictures/100002010000007A000000D82B25A7FF547C5A06.png" xlink:type="simple" xlink:show="embed" xlink:actuate="onLoad">
            <text:p/>
          </draw:image>
        </draw:frame>
        <draw:frame draw:style-name="gr6" draw:text-style-name="P1" draw:layer="layout" svg:width="1.808cm" svg:height="3.24cm" svg:x="7.804cm" svg:y="10.75cm">
          <draw:image xlink:href="Pictures/100002010000007A000000D8118DF597EC101ED8.png" xlink:type="simple" xlink:show="embed" xlink:actuate="onLoad">
            <text:p/>
          </draw:image>
        </draw:frame>
        <draw:frame draw:style-name="gr6" draw:text-style-name="P1" draw:layer="layout" svg:width="1.806cm" svg:height="3.24cm" svg:x="17.888cm" svg:y="10.75cm">
          <draw:image xlink:href="Pictures/100002010000007A000000D8FBB9F39D182FC180.png" xlink:type="simple" xlink:show="embed" xlink:actuate="onLoad">
            <text:p/>
          </draw:image>
        </draw:frame>
        <draw:frame draw:style-name="gr7" draw:text-style-name="P1" draw:layer="layout" svg:width="0.002cm" svg:height="0.937cm" svg:x="-2.361cm" svg:y="-7.451cm">
          <draw:text-box>
            <text:p/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0.313cm" svg:y="2.53cm">
          <draw:text-box>
            <text:p/>
          </draw:text-box>
        </draw:frame>
        <draw:frame draw:style-name="gr8" draw:text-style-name="P1" draw:layer="layout" svg:width="0.171cm" svg:height="0.035cm" svg:x="-2.361cm" svg:y="-7.442cm">
          <draw:text-box>
            <text:p text:style-name="P5"><text:span text:style-name="T1">Log Server</text:span></text:p>
          </draw:text-box>
        </draw:frame>
        <draw:frame draw:style-name="gr7" draw:text-style-name="P1" draw:layer="layout" svg:width="0.002cm" svg:height="0.937cm" svg:x="-2.361cm" svg:y="-7.451cm">
          <draw:text-box>
            <text:p/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7.776cm" svg:y="4.356cm">
          <draw:text-box>
            <text:p/>
          </draw:text-box>
        </draw:frame>
        <draw:frame draw:style-name="gr8" draw:text-style-name="P1" draw:layer="layout" svg:width="0.074cm" svg:height="0.035cm" svg:x="-2.361cm" svg:y="-7.442cm">
          <draw:text-box>
            <text:p text:style-name="P5"><text:span text:style-name="T1">SMT</text:span></text:p>
          </draw:text-box>
        </draw:frame>
        <draw:frame draw:style-name="gr7" draw:text-style-name="P1" draw:layer="layout" svg:width="0.002cm" svg:height="0.937cm" svg:x="-2.361cm" svg:y="-7.451cm">
          <draw:text-box>
            <text:p/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15.553cm" svg:y="4.356cm">
          <draw:text-box>
            <text:p/>
          </draw:text-box>
        </draw:frame>
        <draw:frame draw:style-name="gr8" draw:text-style-name="P1" draw:layer="layout" svg:width="0.074cm" svg:height="0.035cm" svg:x="-2.361cm" svg:y="-7.442cm">
          <draw:text-box>
            <text:p text:style-name="P5"><text:span text:style-name="T1">SCC</text:span></text:p>
          </draw:text-box>
        </draw:frame>
        <draw:frame draw:style-name="gr7" draw:text-style-name="P1" draw:layer="layout" svg:width="0.002cm" svg:height="0.937cm" svg:x="-2.361cm" svg:y="-7.451cm">
          <draw:text-box>
            <text:p/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0.313cm" svg:y="9.991cm">
          <draw:text-box>
            <text:p/>
          </draw:text-box>
        </draw:frame>
        <draw:frame draw:style-name="gr8" draw:text-style-name="P1" draw:layer="layout" svg:width="0.248cm" svg:height="0.035cm" svg:x="-2.361cm" svg:y="-7.442cm">
          <draw:text-box>
            <text:p text:style-name="P5"><text:span text:style-name="T1">Administration </text:span></text:p>
          </draw:text-box>
        </draw:frame>
        <draw:frame draw:style-name="gr7" draw:text-style-name="P1" draw:layer="layout" svg:width="0.002cm" svg:height="0.937cm" svg:x="-2.361cm" svg:y="-7.794cm">
          <draw:text-box>
            <text:p/>
          </draw:text-box>
        </draw:frame>
        <draw:frame draw:style-name="gr7" draw:text-style-name="P1" draw:layer="layout" svg:width="0.002cm" svg:height="0.937cm" svg:x="0.313cm" svg:y="10.584cm">
          <draw:text-box>
            <text:p/>
          </draw:text-box>
        </draw:frame>
        <draw:frame draw:style-name="gr8" draw:text-style-name="P1" draw:layer="layout" svg:width="0.087cm" svg:height="0.035cm" svg:x="-2.361cm" svg:y="-7.442cm">
          <draw:text-box>
            <text:p text:style-name="P5"><text:span text:style-name="T1">Node</text:span></text:p>
          </draw:text-box>
        </draw:frame>
        <draw:frame draw:style-name="gr9" draw:text-style-name="P7" draw:layer="layout" svg:width="3.175cm" svg:height="0.889cm" svg:x="0cm" svg:y="1.778cm">
          <draw:text-box>
            <text:p text:style-name="P6"><text:span text:style-name="T2">Log server</text:span></text:p>
          </draw:text-box>
        </draw:frame>
        <draw:frame draw:style-name="gr10" draw:text-style-name="P7" draw:layer="layout" svg:width="2.794cm" svg:height="1.27cm" svg:x="7.62cm" svg:y="3.81cm">
          <draw:text-box>
            <text:p text:style-name="P6"><text:span text:style-name="T2">SMT</text:span></text:p>
          </draw:text-box>
        </draw:frame>
        <draw:frame draw:style-name="gr11" draw:text-style-name="P7" draw:layer="layout" svg:width="2.794cm" svg:height="1.651cm" svg:x="14.986cm" svg:y="3.683cm">
          <draw:text-box>
            <text:p text:style-name="P6"><text:span text:style-name="T2">SCC</text:span></text:p>
          </draw:text-box>
        </draw:frame>
        <draw:frame draw:style-name="gr12" draw:text-style-name="P7" draw:layer="layout" svg:width="4.572cm" svg:height="2.286cm" svg:x="0.127cm" svg:y="9.398cm">
          <draw:text-box>
            <text:p text:style-name="P6"><text:span text:style-name="T2">CaaS Platform admin node</text:span></text:p>
          </draw:text-box>
        </draw:frame>
        <draw:frame draw:style-name="gr13" draw:text-style-name="P7" draw:layer="layout" svg:width="9.906cm" svg:height="1.905cm" svg:x="8.89cm" svg:y="9.525cm">
          <draw:text-box>
            <text:p text:style-name="P6"><text:span text:style-name="T2">CAP on CaaSP Kubernetes clu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6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16cm" fo:page-height="16.1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5T11:53:16.799742666</dc:date>
    <dc:creator>CS </dc:creator>
    <meta:editing-duration>PT3M36S</meta:editing-duration>
    <meta:editing-cycles>3</meta:editing-cycles>
    <meta:generator>LibreOffice/5.3.3.2$Linux_X86_64 LibreOffice_project/30m0$Build-2</meta:generator>
    <meta:document-statistic meta:object-count="129"/>
  </office:meta>
</office:document-meta>
</file>